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  <style:text-properties officeooo:paragraph-rsid="0010b238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language="en" fo:country="US" officeooo:rsid="000f97e6" officeooo:paragraph-rsid="000f97e6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6" style:family="paragraph" style:parent-style-name="Standard">
      <style:paragraph-properties fo:margin-top="0cm" fo:margin-bottom="0cm" style:contextual-spacing="false" style:line-height-at-least="0.794cm"/>
      <style:text-properties fo:color="#000000" loext:opacity="100%" style:font-name="Droid Sans Mono" fo:font-size="16.5pt" fo:font-weight="normal" fo:background-color="#ffffff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18" style:family="paragraph" style:parent-style-name="Standard">
      <style:paragraph-properties fo:line-height="100%"/>
      <style:text-properties fo:color="#000000" loext:opacity="100%" style:font-name="Droid Sans Mono" fo:font-size="12pt" fo:font-weight="normal" fo:background-color="#ffffff" style:font-size-asian="12pt" style:font-size-complex="12pt"/>
    </style:style>
    <style:style style:name="P19" style:family="paragraph" style:parent-style-name="Standard">
      <style:paragraph-properties fo:line-height="100%"/>
      <style:text-properties fo:color="#000000" loext:opacity="100%" style:font-name="Liberation Serif" fo:font-size="12pt" fo:language="en" fo:country="US" fo:font-weight="normal" officeooo:rsid="000f97e6" officeooo:paragraph-rsid="000f97e6" fo:background-color="#ffffff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erif" fo:font-size="12pt" fo:font-weight="normal" fo:background-color="#ffffff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23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4" style:family="paragraph" style:parent-style-name="Standard">
      <style:paragraph-properties fo:line-height="100%"/>
      <style:text-properties fo:font-size="12pt" fo:font-weight="bold" officeooo:rsid="0010b238" officeooo:paragraph-rsid="0010b23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8000" loext:opacity="100%" style:font-name="Droid Sans Mono" fo:font-size="12pt" fo:font-weight="normal" fo:background-color="#ffffff" style:font-size-asian="12pt" style:font-size-complex="12pt"/>
    </style:style>
    <style:style style:name="P27" style:family="paragraph" style:parent-style-name="Heading_20_2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P28" style:family="paragraph" style:parent-style-name="List_20_Paragraph" style:list-style-name="WWNum2"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List_20_Paragraph" style:list-style-name="WWNum1">
      <style:paragraph-properties fo:margin-left="1.259cm" fo:margin-right="0cm" fo:margin-top="0cm" fo:margin-bottom="0cm" style:contextual-spacing="true" fo:line-height="100%" fo:text-align="justify" style:justify-single-word="false" fo:text-indent="-0.63cm" style:auto-text-indent="false">
        <style:tab-stops>
          <style:tab-stop style:position="6.267cm"/>
        </style:tab-stops>
      </style:paragraph-properties>
    </style:style>
    <style:style style:name="P31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>
        <style:tab-stops>
          <style:tab-stop style:position="6.267cm"/>
        </style:tab-stops>
      </style:paragraph-properties>
      <style:text-properties fo:font-size="14pt" style:font-size-asian="14pt" style:font-size-complex="14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margin-left="-1.501cm" fo:margin-right="0cm" fo:margin-top="0cm" fo:margin-bottom="0cm" style:contextual-spacing="false" fo:line-height="10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0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41" style:family="paragraph" style:parent-style-name="Standard">
      <style:text-properties style:font-name="Times New Roman" fo:language="en" fo:country="US" fo:font-weight="bold" officeooo:rsid="000f97e6" officeooo:paragraph-rsid="000f97e6" style:font-weight-asian="bold" style:font-name-complex="Times New Roman1" style:font-weight-complex="bold"/>
    </style:style>
    <style:style style:name="P42" style:family="paragraph" style:parent-style-name="Standard">
      <style:paragraph-properties fo:margin-top="0cm" fo:margin-bottom="0cm" style:contextual-spacing="false" fo:line-height="80%"/>
      <style:text-properties style:font-name="Times New Roman" fo:language="en" fo:country="US" style:font-name-complex="Times New Roman1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">
      <style:text-properties style:use-window-font-color="true" loext:opacity="0%" style:font-name="Times New Roman" fo:font-size="14pt" fo:font-weight="bold" officeooo:rsid="00106e95" officeooo:paragraph-rsid="00106e95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style:paragraph-properties fo:line-height="100%"/>
      <style:text-properties style:use-window-font-color="true" loext:opacity="0%" style:font-name="Times New Roman" fo:font-size="12pt" fo:font-weight="normal" fo:background-color="#ffffff" style:font-size-asian="12pt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ff" loext:opacity="100%" style:font-name="Droid Sans Mono" fo:font-size="12pt" fo:font-weight="normal" fo:background-color="#ffffff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10b238" style:font-size-asian="14pt" style:font-name-complex="Times New Roman1" style:font-size-complex="14pt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0f97e6" style:font-name-complex="Times New Roman1"/>
    </style:style>
    <style:style style:name="T10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officeooo:rsid="000f97e6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officeooo:rsid="00126362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officeooo:rsid="001275f0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officeooo:rsid="001275f0" style:font-name-asian="Times New Roman1" style:font-size-asian="14pt" style:font-name-complex="Times New Roman1" style:font-size-complex="14pt"/>
    </style:style>
    <style:style style:name="T16" style:family="text">
      <style:text-properties fo:color="#0000ff" loext:opacity="100%"/>
    </style:style>
    <style:style style:name="T17" style:family="text">
      <style:text-properties fo:color="#a31515" loext:opacity="100%"/>
    </style:style>
    <style:style style:name="T18" style:family="text">
      <style:text-properties fo:color="#098658" loext:opacity="100%"/>
    </style:style>
    <style:style style:name="T19" style:family="text">
      <style:text-properties fo:color="#008000" loext:opacity="100%"/>
    </style:style>
    <style:style style:name="T20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осковский Авиационный Институт</text:p>
      <text:p text:style-name="P8">(Национальный Исследовательский Университет)</text:p>
      <text:p text:style-name="P8"/>
      <text:p text:style-name="P8">Факультет информационных технологий и прикладной математики</text:p>
      <text:p text:style-name="P8">Кафедра вычислительной математики и программирования</text:p>
      <text:p text:style-name="P9"/>
      <text:p text:style-name="P9"/>
      <text:p text:style-name="P7"><text:span text:style-name="T2">Лабораторная работа №5-7 по курсу</text:span><text:span text:style-name="T3"> </text:span></text:p>
      <text:p text:style-name="P36">«Операционные системы»</text:p>
      <text:p text:style-name="P37"><text:tab/></text:p>
      <text:p text:style-name="P38">УПРАВЛЕНИЕ СЕРВЕРАМИ СООБЩЕНИЙ</text:p>
      <text:p text:style-name="P38">ПРИМЕНЕНИЕ ОТЛОЖЕННЫХ ВЫЧИСЛЕНИЙ</text:p>
      <text:p text:style-name="P38">ИНТЕГРАЦИЯ ПРОГРАММНЫХ СИСТЕМ ДРУГ С ДРУГОМ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10">Студент: </text:span><text:span text:style-name="T11">Маношин Виталий Дмитриевич</text:span></text:p>
      <text:p text:style-name="P6"><text:span text:style-name="T10">Группа: М8О–2</text:span><text:span text:style-name="T11">10</text:span><text:span text:style-name="T10">Б–2</text:span><text:span text:style-name="T12">2</text:span></text:p>
      <text:p text:style-name="P6"><text:span text:style-name="T10">Вариант: </text:span><text:span text:style-name="T11">16</text:span></text:p>
      <text:p text:style-name="P12">Преподаватель: Соколов Андрей Алексеевич</text:p>
      <text:p text:style-name="P12">Оценка: __________ </text:p>
      <text:p text:style-name="P12">Дата: __________</text:p>
      <text:p text:style-name="P12">Подпись: __________</text:p>
      <text:p text:style-name="P14"/>
      <text:p text:style-name="P15"/>
      <text:p text:style-name="P15"/>
      <text:p text:style-name="P44">Москва, 2023.</text:p>
      <text:p text:style-name="P9"><text:soft-page-break/></text:p>
      <text:p text:style-name="P9">Постановка задачи</text:p>
      <text:h text:style-name="P27" text:outline-level="2">Цель работы</text:h>
      <text:p text:style-name="P34">Целью является приобретение практических навыков в:</text:p>
      <text:list xml:id="list3144670226" text:style-name="WWNum2">
        <text:list-item>
          <text:p text:style-name="P28">Управлении серверами сообщений</text:p>
        </text:list-item>
        <text:list-item>
          <text:p text:style-name="P28">Применении отложенных вычислений</text:p>
        </text:list-item>
        <text:list-item>
          <text:p text:style-name="P28">Интеграции программных систем друг с другом</text:p>
        </text:list-item>
      </text:list>
      <text:h text:style-name="P27" text:outline-level="2">Задание</text:h>
      <text:p text:style-name="P3"><text:span text:style-name="T10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 (в моем случае </text:span><text:span text:style-name="T11">дерево общего вида).</text:span><text:span text:style-name="T10">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 (в моем случае команда pingall, которая выводит список недоступных узлов)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Список основных поддерживаемых команд: create id – создание вычислительного pattern – исполнение команды поиска подстроки pattern в строке string на вычислительном узле с идентификатором id. </text:span></text:p>
      <text:h text:style-name="P27" text:outline-level="2">Общие сведения о программе</text:h>
      <text:p text:style-name="P2"><text:span text:style-name="T10">Программа запускается из исполняемого файла, собранного из файла </text:span><text:span text:style-name="T13">control</text:span><text:span text:style-name="T15">_node</text:span><text:span text:style-name="T10">.</text:span><text:span text:style-name="T14">cpp</text:span><text:span text:style-name="T10">. В ней используются </text:span><text:span text:style-name="T13">calc</text:span><text:span text:style-name="T10">_node.</text:span><text:span text:style-name="T14">h</text:span><text:span text:style-name="T10"> (структура вычислительного узла), </text:span><text:span text:style-name="T15">my_zmq</text:span><text:span text:style-name="T10">.</text:span><text:span text:style-name="T14">h</text:span><text:span text:style-name="T10"> (функции-декораторы для работы с </text:span><text:span text:style-name="T14">ZeroMQ</text:span><text:span text:style-name="T10">), </text:span><text:span text:style-name="T15">nnode</text:span><text:span text:style-name="T10">.</text:span><text:span text:style-name="T15">cpp</text:span><text:span text:style-name="T10"> (структура идеально сбалансированного дерева, каждый новый узел которого добавляется в наименьшее поддерево). В программе использованы следующие системные вызовы:</text:span></text:p>
      <text:list xml:id="list1784586822" text:style-name="WWNum1">
        <text:list-item>
          <text:p text:style-name="P30"><text:span text:style-name="T4">send</text:span><text:span text:style-name="T1"> – системный вызов, который отправляет сообщение в сокет</text:span>.</text:p>
        </text:list-item>
        <text:list-item>
          <text:p text:style-name="P30"><text:span text:style-name="T4">recv</text:span><text:span text:style-name="T3"> </text:span><text:span text:style-name="T1">– системный вызов, который достает сообщение из сокет</text:span>.</text:p>
        </text:list-item>
        <text:list-item>
          <text:p text:style-name="P30"><text:span text:style-name="T4">connect</text:span><text:span text:style-name="T3"> (</text:span><text:span text:style-name="T4">disconnect</text:span><text:span text:style-name="T3">) </text:span><text:span text:style-name="T1">– метод, который устанавливет соединение между клиентом и сервером.</text:span></text:p>
        </text:list-item>
        <text:list-item>
          <text:p text:style-name="P30"><text:span text:style-name="T4">bind</text:span><text:span text:style-name="T3"> (</text:span><text:span text:style-name="T4">unbind</text:span><text:span text:style-name="T3">) </text:span><text:span text:style-name="T1">– метод, который привязывает сокет к адресу (в моем случае localhost) и номеру порта.</text:span></text:p>
        </text:list-item>
      </text:list>
      <text:p text:style-name="P10"/>
      <text:h text:style-name="P27" text:outline-level="2"><text:soft-page-break/>Общий метод и алгоритм решения.</text:h>
      <text:p text:style-name="P35">Для реализации поставленной задачи необходимо:</text:p>
      <text:list xml:id="list3810705603" text:style-name="WWNum5">
        <text:list-item>
          <text:p text:style-name="P31"><text:span text:style-name="T8">Изучить принципы работы </text:span><text:span text:style-name="T7">ZeroMQ.</text:span></text:p>
        </text:list-item>
        <text:list-item>
          <text:p text:style-name="P31"><text:span text:style-name="T8">Написать класс дерева </text:span><text:span text:style-name="T9">общего вида</text:span><text:span text:style-name="T8">.</text:span></text:p>
        </text:list-item>
        <text:list-item>
          <text:p text:style-name="P29">Написать сервер, который будет отвечать за взаимодействие управляющего и вычислительных узлов.</text:p>
        </text:list-item>
        <text:list-item>
          <text:p text:style-name="P31"><text:span text:style-name="T8">Написать декораторы на функции </text:span><text:span text:style-name="T7">ZeroMQ</text:span><text:span text:style-name="T8"> для удобства.</text:span></text:p>
        </text:list-item>
      </text:list>
      <text:h text:style-name="P27" text:outline-level="2">Основные файлы программы</text:h>
      <text:p text:style-name="P21"/>
      <text:p text:style-name="P45">my_zmq.cpp</text:p>
      <text:p text:style-name="P46">#ifndef INC_6_8_LAB__ZMQ_H_</text:p>
      <text:p text:style-name="P47">#define INC_6_8_LAB__ZMQ_H_</text:p>
      <text:p text:style-name="P22"/>
      <text:p text:style-name="P17"><text:span text:style-name="T16">#include </text:span><text:span text:style-name="T17">&lt;cassert&gt;</text:span></text:p>
      <text:p text:style-name="P17"><text:span text:style-name="T16">#include </text:span><text:span text:style-name="T17">&lt;cerrno&gt;</text:span></text:p>
      <text:p text:style-name="P17"><text:span text:style-name="T16">#include </text:span><text:span text:style-name="T17">&lt;cstring&gt;</text:span></text:p>
      <text:p text:style-name="P17"><text:span text:style-name="T16">#include </text:span><text:span text:style-name="T17">&lt;string&gt;</text:span></text:p>
      <text:p text:style-name="P17"><text:span text:style-name="T16">#include </text:span><text:span text:style-name="T17">&lt;zmq.hpp&gt;</text:span></text:p>
      <text:p text:style-name="P17"><text:span text:style-name="T16">#include </text:span><text:span text:style-name="T17">&lt;random&gt;</text:span></text:p>
      <text:p text:style-name="P17"><text:span text:style-name="T16">#include </text:span><text:span text:style-name="T17">&lt;iostream&gt;</text:span></text:p>
      <text:p text:style-name="P17"><text:span text:style-name="T16">#include </text:span><text:span text:style-name="T17">&lt;sys/wait.h&gt;</text:span></text:p>
      <text:p text:style-name="P17"><text:span text:style-name="T16">#include </text:span><text:span text:style-name="T17">&lt;sstream&gt;</text:span></text:p>
      <text:p text:style-name="P17"><text:span text:style-name="T16">#include </text:span><text:span text:style-name="T17">&lt;algorithm&gt;</text:span></text:p>
      <text:p text:style-name="P23"/>
      <text:p text:style-name="P17"><text:span text:style-name="T16">enum</text:span> actions_t {</text:p>
      <text:p text:style-name="P17"><text:span text:style-name="T18">fail</text:span> = <text:span text:style-name="T18">0</text:span>,</text:p>
      <text:p text:style-name="P17"><text:span text:style-name="T18">success</text:span> = <text:span text:style-name="T18">1</text:span>,</text:p>
      <text:p text:style-name="P17"><text:span text:style-name="T18">create</text:span> = <text:span text:style-name="T18">2</text:span>,</text:p>
      <text:p text:style-name="P17"><text:span text:style-name="T18">destroy</text:span> = <text:span text:style-name="T18">4</text:span>,</text:p>
      <text:p text:style-name="P17"><text:span text:style-name="T18">ping</text:span> = <text:span text:style-name="T18">5</text:span>,</text:p>
      <text:p text:style-name="P17"><text:span text:style-name="T18">exec_check</text:span> = <text:span text:style-name="T18">6</text:span>,</text:p>
      <text:p text:style-name="P17"><text:span text:style-name="T18">exec_add</text:span> = <text:span text:style-name="T18">7</text:span>,</text:p>
      <text:p text:style-name="P17"><text:span text:style-name="T18">destroy_child</text:span> = <text:span text:style-name="T18">8</text:span></text:p>
      <text:p text:style-name="P17">};</text:p>
      <text:p text:style-name="P22"/>
      <text:p text:style-name="P17"><text:span text:style-name="T16">const</text:span> <text:span text:style-name="T16">char</text:span> *NODE_EXECUTABLE_NAME = <text:span text:style-name="T17">"calc.exe"</text:span>;</text:p>
      <text:p text:style-name="P17"><text:span text:style-name="T16">const</text:span> <text:span text:style-name="T16">int</text:span> PORT_BASE = <text:span text:style-name="T18">2000</text:span>;</text:p>
      <text:p text:style-name="P17"><text:span text:style-name="T16">const</text:span> <text:span text:style-name="T16">int</text:span> WAIT_TIME = <text:span text:style-name="T18">5000</text:span>;</text:p>
      <text:p text:style-name="P17"><text:span text:style-name="T16">const</text:span> <text:span text:style-name="T16">char</text:span> SENTINEL = <text:span text:style-name="T17">'$'</text:span>;</text:p>
      <text:p text:style-name="P22"/>
      <text:p text:style-name="P17"><text:span text:style-name="T16">struct</text:span> msg_t {</text:p>
      <text:p text:style-name="P17">actions_t action;</text:p>
      <text:p text:style-name="P17"><text:span text:style-name="T16">long</text:span> <text:span text:style-name="T16">long</text:span> parent_id, id;</text:p>
      <text:p text:style-name="P17">};</text:p>
      <text:p text:style-name="P22"/>
      <text:p text:style-name="P17"><text:span text:style-name="T16">namespace</text:span> my_zmq {</text:p>
      <text:p text:style-name="P17"><text:soft-page-break/><text:span text:style-name="T16">void</text:span> init_pair_socket(<text:span text:style-name="T16">void</text:span> <text:span text:style-name="T16">*&amp;</text:span>context, <text:span text:style-name="T16">void</text:span> <text:span text:style-name="T16">*&amp;</text:span>socket) {</text:p>
      <text:p text:style-name="P17"><text:span text:style-name="T16">int</text:span> rc;</text:p>
      <text:p text:style-name="P17">context = zmq_ctx_new();</text:p>
      <text:p text:style-name="P17">socket = zmq_socket(context, <text:span text:style-name="T16">ZMQ_PAIR</text:span>);</text:p>
      <text:p text:style-name="P17">rc = zmq_setsockopt(socket, <text:span text:style-name="T16">ZMQ_RCVTIMEO</text:span>, &amp;WAIT_TIME, <text:span text:style-name="T16">sizeof</text:span>(<text:span text:style-name="T16">int</text:span>));</text:p>
      <text:p text:style-name="P17"><text:span text:style-name="T16">assert</text:span>(rc == <text:span text:style-name="T18">0</text:span>);</text:p>
      <text:p text:style-name="P17">rc = zmq_setsockopt(socket, <text:span text:style-name="T16">ZMQ_SNDTIMEO</text:span>, &amp;WAIT_TIME, <text:span text:style-name="T16">sizeof</text:span>(<text:span text:style-name="T16">int</text:span>));</text:p>
      <text:p text:style-name="P17"><text:span text:style-name="T16">assert</text:span>(rc == <text:span text:style-name="T18">0</text:span>);</text:p>
      <text:p text:style-name="P17">}</text:p>
      <text:p text:style-name="P17"><text:span text:style-name="T16">template</text:span>&lt;<text:span text:style-name="T16">typename</text:span> T&gt;</text:p>
      <text:p text:style-name="P17"><text:span text:style-name="T16">void</text:span> receive_msg(T <text:span text:style-name="T16">&amp;</text:span>reply_data, <text:span text:style-name="T16">void</text:span> <text:span text:style-name="T16">*</text:span>socket) {</text:p>
      <text:p text:style-name="P17"><text:span text:style-name="T16">int</text:span> rc = <text:span text:style-name="T18">0</text:span>;</text:p>
      <text:p text:style-name="P17">zmq_msg_t reply;</text:p>
      <text:p text:style-name="P17">zmq_msg_init(&amp;reply);</text:p>
      <text:p text:style-name="P17">rc = zmq_msg_recv(&amp;reply, socket, <text:span text:style-name="T18">0</text:span>);</text:p>
      <text:p text:style-name="P17"><text:span text:style-name="T16">assert</text:span>(rc == <text:span text:style-name="T16">sizeof</text:span>(T));</text:p>
      <text:p text:style-name="P17">reply_data = *(T *)zmq_msg_data(&amp;reply);</text:p>
      <text:p text:style-name="P17">rc = zmq_msg_close(&amp;reply);</text:p>
      <text:p text:style-name="P17"><text:span text:style-name="T16">assert</text:span>(rc == <text:span text:style-name="T18">0</text:span>);</text:p>
      <text:p text:style-name="P17">}</text:p>
      <text:p text:style-name="P17"><text:span text:style-name="T16">template</text:span>&lt;<text:span text:style-name="T16">typename</text:span> T&gt;</text:p>
      <text:p text:style-name="P17"><text:span text:style-name="T16">bool</text:span> recv_wait_for_time(T <text:span text:style-name="T16">&amp;</text:span>reply_data, <text:span text:style-name="T16">void</text:span> <text:span text:style-name="T16">*</text:span>socket) {</text:p>
      <text:p text:style-name="P17"><text:span text:style-name="T16">int</text:span> rc = <text:span text:style-name="T18">0</text:span>;</text:p>
      <text:p text:style-name="P17">zmq_msg_t reply;</text:p>
      <text:p text:style-name="P17">zmq_msg_init(&amp;reply);</text:p>
      <text:p text:style-name="P17">rc = zmq_msg_recv(&amp;reply, socket, <text:span text:style-name="T18">0</text:span>);</text:p>
      <text:p text:style-name="P17"><text:span text:style-name="T16">if</text:span> (rc == -<text:span text:style-name="T18">1</text:span>) {</text:p>
      <text:p text:style-name="P17"><text:span text:style-name="T16">return</text:span> <text:span text:style-name="T16">false</text:span>;</text:p>
      <text:p text:style-name="P17">}</text:p>
      <text:p text:style-name="P17">reply_data = *(T *)zmq_msg_data(&amp;reply);</text:p>
      <text:p text:style-name="P17"><text:span text:style-name="T16">return</text:span> <text:span text:style-name="T16">true</text:span>;</text:p>
      <text:p text:style-name="P17">}</text:p>
      <text:p text:style-name="P17"><text:span text:style-name="T16">template</text:span>&lt;<text:span text:style-name="T16">typename</text:span> T&gt;</text:p>
      <text:p text:style-name="P17"><text:span text:style-name="T16">bool</text:span> receive_msg_wait(T <text:span text:style-name="T16">&amp;</text:span>reply_data, <text:span text:style-name="T16">void</text:span> <text:span text:style-name="T16">*</text:span>socket) {</text:p>
      <text:p text:style-name="P17"><text:span text:style-name="T16">int</text:span> rc = <text:span text:style-name="T18">0</text:span>;</text:p>
      <text:p text:style-name="P17">zmq_msg_t reply;</text:p>
      <text:p text:style-name="P17">zmq_msg_init(&amp;reply);</text:p>
      <text:p text:style-name="P17">rc = zmq_msg_recv(&amp;reply, socket, <text:span text:style-name="T18">0</text:span>);</text:p>
      <text:p text:style-name="P17"><text:span text:style-name="T16">if</text:span> (rc == -<text:span text:style-name="T18">1</text:span>) {</text:p>
      <text:p text:style-name="P17">zmq_msg_close(&amp;reply);</text:p>
      <text:p text:style-name="P17"><text:span text:style-name="T16">return</text:span> <text:span text:style-name="T16">false</text:span>;</text:p>
      <text:p text:style-name="P17">}</text:p>
      <text:p text:style-name="P17"><text:span text:style-name="T16">assert</text:span>(rc == <text:span text:style-name="T16">sizeof</text:span>(T));</text:p>
      <text:p text:style-name="P17">reply_data = *(T *)zmq_msg_data(&amp;reply);</text:p>
      <text:p text:style-name="P17">rc = zmq_msg_close(&amp;reply);</text:p>
      <text:p text:style-name="P17"><text:span text:style-name="T16">assert</text:span>(rc == <text:span text:style-name="T18">0</text:span>);</text:p>
      <text:p text:style-name="P17"><text:span text:style-name="T16">return</text:span> <text:span text:style-name="T16">true</text:span>;</text:p>
      <text:p text:style-name="P17">}</text:p>
      <text:p text:style-name="P17"><text:span text:style-name="T16">template</text:span>&lt;<text:span text:style-name="T16">typename</text:span> T&gt;</text:p>
      <text:p text:style-name="P17"><text:span text:style-name="T16">bool</text:span> receive_msg_no_wait(T <text:span text:style-name="T16">&amp;</text:span>reply_data, <text:span text:style-name="T16">void</text:span> <text:span text:style-name="T16">*</text:span>socket) {</text:p>
      <text:p text:style-name="P17"><text:span text:style-name="T16">int</text:span> rc = <text:span text:style-name="T18">0</text:span>;</text:p>
      <text:p text:style-name="P17">zmq_msg_t reply;</text:p>
      <text:p text:style-name="P17"><text:soft-page-break/>zmq_msg_init(&amp;reply);</text:p>
      <text:p text:style-name="P17">rc = zmq_msg_recv(&amp;reply, socket, <text:span text:style-name="T16">ZMQ_DONTWAIT</text:span>);</text:p>
      <text:p text:style-name="P17"><text:span text:style-name="T16">if</text:span> (rc == -<text:span text:style-name="T18">1</text:span>) {</text:p>
      <text:p text:style-name="P17">zmq_msg_close(&amp;reply);</text:p>
      <text:p text:style-name="P17"><text:span text:style-name="T16">return</text:span> <text:span text:style-name="T16">false</text:span>;</text:p>
      <text:p text:style-name="P17">}</text:p>
      <text:p text:style-name="P17"><text:span text:style-name="T16">assert</text:span>(rc == <text:span text:style-name="T16">sizeof</text:span>(T));</text:p>
      <text:p text:style-name="P17">reply_data = *(T *)zmq_msg_data(&amp;reply);</text:p>
      <text:p text:style-name="P17">rc = zmq_msg_close(&amp;reply);</text:p>
      <text:p text:style-name="P17"><text:span text:style-name="T16">assert</text:span>(rc == <text:span text:style-name="T18">0</text:span>);</text:p>
      <text:p text:style-name="P17"><text:span text:style-name="T16">return</text:span> <text:span text:style-name="T16">true</text:span>;</text:p>
      <text:p text:style-name="P17">}</text:p>
      <text:p text:style-name="P17"><text:span text:style-name="T16">template</text:span>&lt;<text:span text:style-name="T16">typename</text:span> T&gt;</text:p>
      <text:p text:style-name="P17"><text:span text:style-name="T16">void</text:span> send_msg(T <text:span text:style-name="T16">*</text:span>token, <text:span text:style-name="T16">void</text:span> <text:span text:style-name="T16">*</text:span>socket) {</text:p>
      <text:p text:style-name="P17"><text:span text:style-name="T16">int</text:span> rc = <text:span text:style-name="T18">0</text:span>;</text:p>
      <text:p text:style-name="P17">zmq_msg_t message;</text:p>
      <text:p text:style-name="P17">zmq_msg_init(&amp;message);</text:p>
      <text:p text:style-name="P17">rc = zmq_msg_init_size(&amp;message, <text:span text:style-name="T16">sizeof</text:span>(T));</text:p>
      <text:p text:style-name="P17"><text:span text:style-name="T16">assert</text:span>(rc == <text:span text:style-name="T18">0</text:span>);</text:p>
      <text:p text:style-name="P17">rc = zmq_msg_init_data(&amp;message, token, <text:span text:style-name="T16">sizeof</text:span>(T), <text:span text:style-name="T16">NULL</text:span>, <text:span text:style-name="T16">NULL</text:span>);</text:p>
      <text:p text:style-name="P17"><text:span text:style-name="T16">assert</text:span>(rc == <text:span text:style-name="T18">0</text:span>);</text:p>
      <text:p text:style-name="P17">rc = zmq_msg_send(&amp;message, socket, <text:span text:style-name="T18">0</text:span>);</text:p>
      <text:p text:style-name="P17"><text:span text:style-name="T16">assert</text:span>(rc == <text:span text:style-name="T16">sizeof</text:span>(T));</text:p>
      <text:p text:style-name="P17">}</text:p>
      <text:p text:style-name="P17"><text:span text:style-name="T16">template</text:span>&lt;<text:span text:style-name="T16">typename</text:span> T&gt;</text:p>
      <text:p text:style-name="P17"><text:span text:style-name="T16">bool</text:span> send_msg_no_wait(T <text:span text:style-name="T16">*</text:span>token, <text:span text:style-name="T16">void</text:span> <text:span text:style-name="T16">*</text:span>socket) {</text:p>
      <text:p text:style-name="P17"><text:span text:style-name="T16">int</text:span> rc;</text:p>
      <text:p text:style-name="P17">zmq_msg_t message;</text:p>
      <text:p text:style-name="P17">zmq_msg_init(&amp;message);</text:p>
      <text:p text:style-name="P17">rc = zmq_msg_init_size(&amp;message, <text:span text:style-name="T16">sizeof</text:span>(T));</text:p>
      <text:p text:style-name="P17"><text:span text:style-name="T16">assert</text:span>(rc == <text:span text:style-name="T18">0</text:span>);</text:p>
      <text:p text:style-name="P17">rc = zmq_msg_init_data(&amp;message, token, <text:span text:style-name="T16">sizeof</text:span>(T), <text:span text:style-name="T16">NULL</text:span>, <text:span text:style-name="T16">NULL</text:span>);</text:p>
      <text:p text:style-name="P17"><text:span text:style-name="T16">assert</text:span>(rc == <text:span text:style-name="T18">0</text:span>);</text:p>
      <text:p text:style-name="P17">rc = zmq_msg_send(&amp;message, socket, <text:span text:style-name="T16">ZMQ_DONTWAIT</text:span>);</text:p>
      <text:p text:style-name="P17"><text:span text:style-name="T16">if</text:span> (rc == -<text:span text:style-name="T18">1</text:span>) {</text:p>
      <text:p text:style-name="P17">zmq_msg_close(&amp;message);</text:p>
      <text:p text:style-name="P17"><text:span text:style-name="T16">return</text:span> <text:span text:style-name="T16">false</text:span>;</text:p>
      <text:p text:style-name="P17">}</text:p>
      <text:p text:style-name="P17"><text:span text:style-name="T16">assert</text:span>(rc == <text:span text:style-name="T16">sizeof</text:span>(T));</text:p>
      <text:p text:style-name="P17"><text:span text:style-name="T16">return</text:span> <text:span text:style-name="T16">true</text:span>;</text:p>
      <text:p text:style-name="P17">}</text:p>
      <text:p text:style-name="P17"><text:span text:style-name="T16">template</text:span>&lt;<text:span text:style-name="T16">typename</text:span> T&gt;</text:p>
      <text:p text:style-name="P17"><text:span text:style-name="T16">bool</text:span> test_recv(T <text:span text:style-name="T16">&amp;</text:span>reply_data, <text:span text:style-name="T16">void</text:span> <text:span text:style-name="T16">*</text:span>socket) {</text:p>
      <text:p text:style-name="P17"><text:span text:style-name="T16">while</text:span> (<text:span text:style-name="T16">true</text:span>) {</text:p>
      <text:p text:style-name="P17"><text:span text:style-name="T16">int</text:span> rc = <text:span text:style-name="T18">0</text:span>;</text:p>
      <text:p text:style-name="P17">zmq_msg_t reply;</text:p>
      <text:p text:style-name="P17">zmq_msg_init(&amp;reply);</text:p>
      <text:p text:style-name="P17"><text:span text:style-name="T16">int</text:span> time = clock();</text:p>
      <text:p text:style-name="P17">rc = zmq_msg_recv(&amp;reply, socket, <text:span text:style-name="T18">0</text:span>);</text:p>
      <text:p text:style-name="P17">std::cout &lt;&lt; rc &lt;&lt; std::endl;</text:p>
      <text:p text:style-name="P17"><text:span text:style-name="T16">if</text:span> (rc == -<text:span text:style-name="T18">1</text:span>) {</text:p>
      <text:p text:style-name="P17"><text:span text:style-name="T16">return</text:span> <text:span text:style-name="T16">false</text:span>;</text:p>
      <text:p text:style-name="P17"><text:soft-page-break/>}</text:p>
      <text:p text:style-name="P17">reply_data = *(T *)zmq_msg_data(&amp;reply);</text:p>
      <text:p text:style-name="P17"><text:span text:style-name="T16">return</text:span> <text:span text:style-name="T16">true</text:span>;</text:p>
      <text:p text:style-name="P17">}</text:p>
      <text:p text:style-name="P17">}</text:p>
      <text:p text:style-name="P26">/* Returns true if T was successfully queued on the socket */</text:p>
      <text:p text:style-name="P17"><text:span text:style-name="T16">template</text:span>&lt;<text:span text:style-name="T16">typename</text:span> T&gt;</text:p>
      <text:p text:style-name="P17"><text:span text:style-name="T16">bool</text:span> send_msg_wait(T <text:span text:style-name="T16">*</text:span>token, <text:span text:style-name="T16">void</text:span> <text:span text:style-name="T16">*</text:span>socket) {</text:p>
      <text:p text:style-name="P17"><text:span text:style-name="T16">int</text:span> rc;</text:p>
      <text:p text:style-name="P17">zmq_msg_t message;</text:p>
      <text:p text:style-name="P17">zmq_msg_init(&amp;message);</text:p>
      <text:p text:style-name="P17">rc = zmq_msg_init_size(&amp;message, <text:span text:style-name="T16">sizeof</text:span>(T));</text:p>
      <text:p text:style-name="P17"><text:span text:style-name="T16">assert</text:span>(rc == <text:span text:style-name="T18">0</text:span>);</text:p>
      <text:p text:style-name="P17">rc = zmq_msg_init_data(&amp;message, token, <text:span text:style-name="T16">sizeof</text:span>(T), <text:span text:style-name="T16">NULL</text:span>, <text:span text:style-name="T16">NULL</text:span>);</text:p>
      <text:p text:style-name="P17"><text:span text:style-name="T16">assert</text:span>(rc == <text:span text:style-name="T18">0</text:span>);</text:p>
      <text:p text:style-name="P17">rc = zmq_msg_send(&amp;message, socket, <text:span text:style-name="T18">0</text:span>);</text:p>
      <text:p text:style-name="P17"><text:span text:style-name="T16">if</text:span> (rc == -<text:span text:style-name="T18">1</text:span>) {</text:p>
      <text:p text:style-name="P17">zmq_msg_close(&amp;message);</text:p>
      <text:p text:style-name="P17"><text:span text:style-name="T16">return</text:span> <text:span text:style-name="T16">false</text:span>;</text:p>
      <text:p text:style-name="P17">}</text:p>
      <text:p text:style-name="P17"><text:span text:style-name="T16">assert</text:span>(rc == <text:span text:style-name="T16">sizeof</text:span>(T));</text:p>
      <text:p text:style-name="P17"><text:span text:style-name="T16">return</text:span> <text:span text:style-name="T16">true</text:span>;</text:p>
      <text:p text:style-name="P17">}</text:p>
      <text:p text:style-name="P26">/* send_msg &amp;&amp; receive_msg */</text:p>
      <text:p text:style-name="P17"><text:span text:style-name="T16">template</text:span>&lt;<text:span text:style-name="T16">typename</text:span> T&gt;</text:p>
      <text:p text:style-name="P17"><text:span text:style-name="T16">bool</text:span> send_receive_wait(T <text:span text:style-name="T16">*</text:span>token_send, T <text:span text:style-name="T16">&amp;</text:span>token_reply, <text:span text:style-name="T16">void</text:span> <text:span text:style-name="T16">*</text:span>socket) {</text:p>
      <text:p text:style-name="P17"><text:span text:style-name="T16">if</text:span> (send_msg_wait(token_send, socket)) {</text:p>
      <text:p text:style-name="P17"><text:span text:style-name="T16">if</text:span> (receive_msg_wait(token_reply, socket)) {</text:p>
      <text:p text:style-name="P17"><text:span text:style-name="T16">return</text:span> <text:span text:style-name="T16">true</text:span>;</text:p>
      <text:p text:style-name="P17">}</text:p>
      <text:p text:style-name="P17">}</text:p>
      <text:p text:style-name="P17"><text:span text:style-name="T16">return</text:span> <text:span text:style-name="T16">false</text:span>;</text:p>
      <text:p text:style-name="P17">}</text:p>
      <text:p text:style-name="P17">}<text:span text:style-name="T19">// namespace zmq</text:span></text:p>
      <text:p text:style-name="P22"/>
      <text:p text:style-name="P17"><text:span text:style-name="T16">#endif</text:span><text:span text:style-name="T19">//INC_6_8_LAB__ZMQ_H_</text:span></text:p>
      <text:p text:style-name="P23"/>
      <text:p text:style-name="P24">nnode.cpp</text:p>
      <text:p text:style-name="P18"><text:span text:style-name="T16">#pragma </text:span><text:span text:style-name="T20">once</text:span><text:span text:style-name="T16"> </text:span></text:p>
      <text:p text:style-name="P17"><text:span text:style-name="T16">#include </text:span><text:span text:style-name="T17">&lt;iostream&gt;</text:span></text:p>
      <text:p text:style-name="P17"><text:span text:style-name="T16">#include </text:span><text:span text:style-name="T17">&lt;vector&gt;</text:span></text:p>
      <text:p text:style-name="P17"><text:span text:style-name="T16">#include </text:span><text:span text:style-name="T17">&lt;map&gt;</text:span></text:p>
      <text:p text:style-name="P17"><text:span text:style-name="T16">#include </text:span><text:span text:style-name="T17">&lt;set&gt;</text:span></text:p>
      <text:p text:style-name="P22"/>
      <text:p text:style-name="P17"><text:span text:style-name="T16">struct</text:span> node{</text:p>
      <text:p text:style-name="P17"><text:span text:style-name="T16">int</text:span> data;</text:p>
      <text:p text:style-name="P17">std::vector&lt;node*&gt;childs;</text:p>
      <text:p text:style-name="P17">node(<text:span text:style-name="T16">int</text:span> _data): data(_data){}</text:p>
      <text:p text:style-name="P17">};</text:p>
      <text:p text:style-name="P17"><text:span text:style-name="T16">using</text:span> ptr = node<text:span text:style-name="T16">*</text:span>;</text:p>
      <text:p text:style-name="P22"><text:soft-page-break/></text:p>
      <text:p text:style-name="P17"><text:span text:style-name="T16">struct</text:span> Tree{</text:p>
      <text:p text:style-name="P17">ptr root = <text:span text:style-name="T16">nullptr</text:span>;</text:p>
      <text:p text:style-name="P17">std::map&lt;<text:span text:style-name="T16">int</text:span>, ptr&gt;mp;</text:p>
      <text:p text:style-name="P17">std::set&lt;ptr&gt;st;</text:p>
      <text:p text:style-name="P17">std::set&lt;<text:span text:style-name="T16">int</text:span>&gt;ever;</text:p>
      <text:p text:style-name="P17">Tree(<text:span text:style-name="T16">int</text:span> key) {</text:p>
      <text:p text:style-name="P17">root = <text:span text:style-name="T16">new</text:span> node(key);</text:p>
      <text:p text:style-name="P17">mp[key] = root;</text:p>
      <text:p text:style-name="P17">st.insert(root);</text:p>
      <text:p text:style-name="P17">ever.insert(key);</text:p>
      <text:p text:style-name="P17">} </text:p>
      <text:p text:style-name="P17"><text:span text:style-name="T16">void</text:span> create(<text:span text:style-name="T16">int</text:span> id, <text:span text:style-name="T16">int</text:span> id_parent) {</text:p>
      <text:p text:style-name="P17"><text:span text:style-name="T16">if</text:span>(ever.find(id) != ever.end()) {</text:p>
      <text:p text:style-name="P17">std::cout &lt;&lt; <text:span text:style-name="T17">"Node with this id is already exist"</text:span> &lt;&lt; std::endl;</text:p>
      <text:p text:style-name="P17"><text:span text:style-name="T16">return</text:span>;</text:p>
      <text:p text:style-name="P17">}</text:p>
      <text:p text:style-name="P17">ever.insert(id);</text:p>
      <text:p text:style-name="P17">ptr parent = mp[id_parent];</text:p>
      <text:p text:style-name="P17">ptr child = <text:span text:style-name="T16">new</text:span> node(id);</text:p>
      <text:p text:style-name="P17">parent-&gt;childs.push_back(child);</text:p>
      <text:p text:style-name="P17">mp[id] = child;</text:p>
      <text:p text:style-name="P17">st.insert(child);</text:p>
      <text:p text:style-name="P17">}</text:p>
      <text:p text:style-name="P17"><text:span text:style-name="T16">void</text:span> destroy(<text:span text:style-name="T16">int</text:span> id){</text:p>
      <text:p text:style-name="P17">destroy(mp[id]);</text:p>
      <text:p text:style-name="P17">}</text:p>
      <text:p text:style-name="P17"><text:span text:style-name="T16">void</text:span> destroy(ptr u){</text:p>
      <text:p text:style-name="P17"><text:span text:style-name="T16">if</text:span>(u == <text:span text:style-name="T16">nullptr</text:span>) <text:span text:style-name="T16">return</text:span>;</text:p>
      <text:p text:style-name="P17"><text:span text:style-name="T16">for</text:span>(<text:span text:style-name="T16">auto</text:span> x:u-&gt;childs) </text:p>
      <text:p text:style-name="P17">destroy(x);</text:p>
      <text:p text:style-name="P17">mp.erase(u-&gt;data);</text:p>
      <text:p text:style-name="P17">st.erase(u);</text:p>
      <text:p text:style-name="P17"><text:span text:style-name="T16">delete</text:span> u;</text:p>
      <text:p text:style-name="P17">}</text:p>
      <text:p text:style-name="P17"><text:span text:style-name="T16">void</text:span> print() {</text:p>
      <text:p text:style-name="P17">print_tree(root, <text:span text:style-name="T18">0</text:span>);</text:p>
      <text:p text:style-name="P17">std::cout &lt;&lt; std::endl;</text:p>
      <text:p text:style-name="P17">}</text:p>
      <text:p text:style-name="P17"><text:span text:style-name="T16">void</text:span> print_tree(ptr u, <text:span text:style-name="T16">int</text:span> k) {</text:p>
      <text:p text:style-name="P17"><text:span text:style-name="T16">if</text:span>(u == <text:span text:style-name="T16">nullptr</text:span>) </text:p>
      <text:p text:style-name="P17"><text:span text:style-name="T16">return</text:span>;</text:p>
      <text:p text:style-name="P17"><text:span text:style-name="T16">for</text:span>(<text:span text:style-name="T16">int</text:span> i = <text:span text:style-name="T18">0</text:span>; i &lt; k; ++i) {</text:p>
      <text:p text:style-name="P17">std::cout&lt;&lt;<text:span text:style-name="T17">' '</text:span>;</text:p>
      <text:p text:style-name="P17">}</text:p>
      <text:p text:style-name="P17">std::cout &lt;&lt; u-&gt;data &lt;&lt; <text:span text:style-name="T17">'\n'</text:span>;</text:p>
      <text:p text:style-name="P17"><text:span text:style-name="T16">for</text:span>(<text:span text:style-name="T16">auto</text:span> x:u-&gt;childs) </text:p>
      <text:p text:style-name="P17"><text:span text:style-name="T16">if</text:span>(st.find(x) != st.end())</text:p>
      <text:p text:style-name="P17">print_tree(x, k + <text:span text:style-name="T18">1</text:span>);</text:p>
      <text:p text:style-name="P17">}</text:p>
      <text:p text:style-name="P17">ptr get_ptr(<text:span text:style-name="T16">int</text:span> id) {</text:p>
      <text:p text:style-name="P17"><text:soft-page-break/><text:span text:style-name="T16">return</text:span> mp[id];</text:p>
      <text:p text:style-name="P17">}</text:p>
      <text:p text:style-name="P22"/>
      <text:p text:style-name="P17">};</text:p>
      <text:p text:style-name="P16"/>
      <text:p text:style-name="P23"/>
      <text:p text:style-name="P41">control_node.cpp</text:p>
      <text:p text:style-name="P19"><text:span text:style-name="T16">#include </text:span><text:span text:style-name="T17">&lt;unistd.h&gt;</text:span></text:p>
      <text:p text:style-name="P20"><text:span text:style-name="T16">#include </text:span><text:span text:style-name="T17">&lt;iostream&gt;</text:span></text:p>
      <text:p text:style-name="P20"><text:span text:style-name="T16">#include </text:span><text:span text:style-name="T17">&lt;ctime&gt;</text:span></text:p>
      <text:p text:style-name="P20"><text:span text:style-name="T16">#include </text:span><text:span text:style-name="T17">"my_zmq.h"</text:span></text:p>
      <text:p text:style-name="P20"><text:span text:style-name="T16">#include </text:span><text:span text:style-name="T17">"binary_tree.h"</text:span></text:p>
      <text:p text:style-name="P25"/>
      <text:p text:style-name="P20"><text:span text:style-name="T16">using</text:span> node_id_type = <text:span text:style-name="T16">int</text:span>;</text:p>
      <text:p text:style-name="P25"/>
      <text:p text:style-name="P20"><text:span text:style-name="T16">void</text:span> tokenize(std::vector&lt;<text:span text:style-name="T16">int</text:span>&gt; <text:span text:style-name="T16">&amp;</text:span>args, <text:span text:style-name="T16">const</text:span> std::string <text:span text:style-name="T16">&amp;</text:span>input) {</text:p>
      <text:p text:style-name="P20">std::stringstream ss(input);</text:p>
      <text:p text:style-name="P20">std::string s;</text:p>
      <text:p text:style-name="P20"><text:span text:style-name="T16">while</text:span> (std::getline(ss, s, <text:span text:style-name="T17">' '</text:span>)) {</text:p>
      <text:p text:style-name="P20">args.push_back(std::stoi(s));</text:p>
      <text:p text:style-name="P20">}</text:p>
      <text:p text:style-name="P20">}</text:p>
      <text:p text:style-name="P25"/>
      <text:p text:style-name="P20"><text:span text:style-name="T16">int</text:span> main() {</text:p>
      <text:p text:style-name="P20">BinaryTree&lt;node_id_type&gt; *control_node = <text:span text:style-name="T16">new</text:span> BinaryTree&lt;node_id_type&gt;(-<text:span text:style-name="T18">1</text:span>);</text:p>
      <text:p text:style-name="P20">std::string s;</text:p>
      <text:p text:style-name="P20">node_id_type id;</text:p>
      <text:p text:style-name="P20">std::pair&lt;<text:span text:style-name="T16">void</text:span> *, <text:span text:style-name="T16">void</text:span> *&gt; child;</text:p>
      <text:p text:style-name="P20"><text:span text:style-name="T16">long</text:span> <text:span text:style-name="T16">long</text:span> child_id = -<text:span text:style-name="T18">1</text:span>;</text:p>
      <text:p text:style-name="P20"><text:span text:style-name="T16">while</text:span> (std::cin &gt;&gt; s &gt;&gt; id) {</text:p>
      <text:p text:style-name="P20"><text:span text:style-name="T16">if</text:span> (s == <text:span text:style-name="T17">"create"</text:span>) {</text:p>
      <text:p text:style-name="P20">TNode&lt;node_id_type&gt; *node = control_node-&gt;find(id);</text:p>
      <text:p text:style-name="P20"><text:span text:style-name="T16">if</text:span> (node != <text:span text:style-name="T16">nullptr</text:span>) {</text:p>
      <text:p text:style-name="P20">std::cout &lt;&lt; <text:span text:style-name="T17">"Node with this id is already exist"</text:span> &lt;&lt; std::endl;</text:p>
      <text:p text:style-name="P20"><text:span text:style-name="T16">continue</text:span>;</text:p>
      <text:p text:style-name="P20">}</text:p>
      <text:p text:style-name="P20"><text:span text:style-name="T16">if</text:span> (control_node-&gt;get_root()-&gt;_data == -<text:span text:style-name="T18">1</text:span>) {<text:span text:style-name="T19"> // если это первый вычислительный узел.</text:span></text:p>
      <text:p text:style-name="P20">my_zmq::init_pair_socket(child.first, child.second);</text:p>
      <text:p text:style-name="P20">child_id = id;</text:p>
      <text:p text:style-name="P20"><text:span text:style-name="T16">if</text:span> (zmq_bind(child.second, (<text:span text:style-name="T17">"tcp://*:"</text:span> + std::to_string(PORT_BASE + id)).c_str()) != <text:span text:style-name="T18">0</text:span>) {</text:p>
      <text:p text:style-name="P20">perror(<text:span text:style-name="T17">"ZMQ_Bind"</text:span>);</text:p>
      <text:p text:style-name="P20">exit(EXIT_FAILURE);</text:p>
      <text:p text:style-name="P20">}</text:p>
      <text:p text:style-name="P20"><text:span text:style-name="T16">int</text:span> pid = fork();</text:p>
      <text:p text:style-name="P20"><text:span text:style-name="T16">if</text:span> (pid == <text:span text:style-name="T18">0</text:span>) {<text:span text:style-name="T19"> //son</text:span></text:p>
      <text:p text:style-name="P20">execl(NODE_EXECUTABLE_NAME, NODE_EXECUTABLE_NAME, std::to_string(id).c_str(), <text:span text:style-name="T16">nullptr</text:span>);</text:p>
      <text:p text:style-name="P20">perror(<text:span text:style-name="T17">"Execl"</text:span>);</text:p>
      <text:p text:style-name="P20">exit(EXIT_FAILURE);</text:p>
      <text:p text:style-name="P20">} <text:span text:style-name="T16">else</text:span> <text:span text:style-name="T16">if</text:span> (pid &gt; <text:span text:style-name="T18">0</text:span>) {<text:span text:style-name="T19"> // parent</text:span></text:p>
      <text:p text:style-name="P20"><text:soft-page-break/>control_node-&gt;get_root()-&gt;set_data(id);</text:p>
      <text:p text:style-name="P20">} <text:span text:style-name="T16">else</text:span> {<text:span text:style-name="T19"> // error</text:span></text:p>
      <text:p text:style-name="P20">perror(<text:span text:style-name="T17">"Fork"</text:span>);</text:p>
      <text:p text:style-name="P20">exit(EXIT_FAILURE);</text:p>
      <text:p text:style-name="P20">}</text:p>
      <text:p text:style-name="P20">} <text:span text:style-name="T16">else</text:span> {<text:span text:style-name="T19"> // если это не первый вычислительный узел</text:span></text:p>
      <text:p text:style-name="P20"><text:span text:style-name="T16">auto</text:span> *msg = <text:span text:style-name="T16">new</text:span> msg_t({create, <text:span text:style-name="T18">0</text:span>, id});</text:p>
      <text:p text:style-name="P20">msg_t reply = *msg;</text:p>
      <text:p text:style-name="P20">my_zmq::send_receive_wait(msg, reply, child.second);</text:p>
      <text:p text:style-name="P20"><text:span text:style-name="T16">if</text:span> (reply.action == success) {</text:p>
      <text:p text:style-name="P20">control_node-&gt;insert(id);</text:p>
      <text:p text:style-name="P20">} <text:span text:style-name="T16">else</text:span> {</text:p>
      <text:p text:style-name="P20">std::cout &lt;&lt; <text:span text:style-name="T17">"Error: Parent is unavailable"</text:span> &lt;&lt; std::endl;</text:p>
      <text:p text:style-name="P20">}</text:p>
      <text:p text:style-name="P20">}</text:p>
      <text:p text:style-name="P20">control_node-&gt;print();</text:p>
      <text:p text:style-name="P20">} <text:span text:style-name="T16">else</text:span> <text:span text:style-name="T16">if</text:span> (s == <text:span text:style-name="T17">"heartbit"</text:span>) {</text:p>
      <text:p text:style-name="P20"><text:span text:style-name="T16">auto</text:span> *msg = <text:span text:style-name="T16">new</text:span> msg_t({ping, <text:span text:style-name="T18">0</text:span>, id});</text:p>
      <text:p text:style-name="P20">msg_t reply = *msg;</text:p>
      <text:p text:style-name="P20"><text:span text:style-name="T16">const</text:span> <text:span text:style-name="T16">int</text:span> wait = <text:span text:style-name="T18">1000</text:span> * <text:span text:style-name="T18">4</text:span> * id;</text:p>
      <text:p text:style-name="P20"><text:span text:style-name="T16">int</text:span> counter = <text:span text:style-name="T18">0</text:span>;</text:p>
      <text:p text:style-name="P20">zmq_setsockopt(child.second, ZMQ_RCVTIMEO, &amp;wait, <text:span text:style-name="T16">sizeof</text:span>(<text:span text:style-name="T16">int</text:span>));</text:p>
      <text:p text:style-name="P20">my_zmq::send_msg_wait(msg, child.second);</text:p>
      <text:p text:style-name="P20"><text:span text:style-name="T16">while</text:span> (<text:span text:style-name="T16">true</text:span>) {</text:p>
      <text:p text:style-name="P20"><text:span text:style-name="T16">if</text:span> (counter == <text:span text:style-name="T18">3</text:span>) {</text:p>
      <text:p text:style-name="P20"><text:span text:style-name="T16">break</text:span>;</text:p>
      <text:p text:style-name="P20">}</text:p>
      <text:p text:style-name="P20"><text:span text:style-name="T16">bool</text:span> flag = my_zmq::recv_wait_for_time(reply, child.second);</text:p>
      <text:p text:style-name="P20"><text:span text:style-name="T16">if</text:span> (reply.action == success &amp;&amp; flag) {</text:p>
      <text:p text:style-name="P20">std::cout &lt;&lt; <text:span text:style-name="T17">"ok: "</text:span> &lt;&lt; reply.id &lt;&lt; std::endl;</text:p>
      <text:p text:style-name="P20">counter++;</text:p>
      <text:p text:style-name="P20">} <text:span text:style-name="T16">else</text:span> {</text:p>
      <text:p text:style-name="P20">std::cout &lt;&lt; <text:span text:style-name="T17">"unbelievable but root node is unavailable: "</text:span> &lt;&lt; child_id &lt;&lt;std::endl;</text:p>
      <text:p text:style-name="P20">counter++;</text:p>
      <text:p text:style-name="P20">}</text:p>
      <text:p text:style-name="P20">}</text:p>
      <text:p text:style-name="P20">zmq_setsockopt(child.second, ZMQ_RCVTIMEO, &amp;WAIT_TIME, <text:span text:style-name="T16">sizeof</text:span>(<text:span text:style-name="T16">int</text:span>));</text:p>
      <text:p text:style-name="P20">} <text:span text:style-name="T16">else</text:span> <text:span text:style-name="T16">if</text:span> (s == <text:span text:style-name="T17">"exec"</text:span>) {</text:p>
      <text:p text:style-name="P20"><text:span text:style-name="T16">auto</text:span> *terminate_msg = <text:span text:style-name="T16">new</text:span> msg_t({exec_add, -<text:span text:style-name="T18">1</text:span>, id});</text:p>
      <text:p text:style-name="P20">std::vector&lt;<text:span text:style-name="T16">int</text:span>&gt; buf;</text:p>
      <text:p text:style-name="P20">std::string num;</text:p>
      <text:p text:style-name="P20"><text:span text:style-name="T16">while</text:span>(<text:span text:style-name="T16">true</text:span>) {</text:p>
      <text:p text:style-name="P20">std::cin &gt;&gt; num;</text:p>
      <text:p text:style-name="P20"><text:span text:style-name="T16">if</text:span> (num == <text:span text:style-name="T17">"!"</text:span>) {</text:p>
      <text:p text:style-name="P20"><text:span text:style-name="T16">break</text:span>;</text:p>
      <text:p text:style-name="P20">}</text:p>
      <text:p text:style-name="P20">buf.push_back(std::stoi(num));</text:p>
      <text:p text:style-name="P20">}</text:p>
      <text:p text:style-name="P20"><text:span text:style-name="T16">for</text:span> (<text:span text:style-name="T16">int</text:span> num: buf){</text:p>
      <text:p text:style-name="P20"><text:span text:style-name="T16">auto</text:span> *msg_to_child = <text:span text:style-name="T16">new</text:span> msg_t({exec_add, num, id});</text:p>
      <text:p text:style-name="P20">my_zmq::send_msg_wait(msg_to_child, child.second);</text:p>
      <text:p text:style-name="P20">}</text:p>
      <text:p text:style-name="P20"><text:soft-page-break/>my_zmq::send_msg_wait(terminate_msg, child.second);</text:p>
      <text:p text:style-name="P20">} <text:span text:style-name="T16">else</text:span> <text:span text:style-name="T16">if</text:span> (s == <text:span text:style-name="T17">"remove"</text:span>) {</text:p>
      <text:p text:style-name="P20">std::pair&lt;TNode&lt;<text:span text:style-name="T16">int</text:span>&gt; *, <text:span text:style-name="T16">bool</text:span>&gt; res = control_node-&gt;find_insert(id);</text:p>
      <text:p text:style-name="P20"><text:span text:style-name="T16">if</text:span> (!res.second) {</text:p>
      <text:p text:style-name="P20">std::cout &lt;&lt; <text:span text:style-name="T17">"Error: Node with id "</text:span> &lt;&lt; id &lt;&lt; <text:span text:style-name="T17">" doesn't exists"</text:span> &lt;&lt; std::endl;</text:p>
      <text:p text:style-name="P20"><text:span text:style-name="T16">continue</text:span>;</text:p>
      <text:p text:style-name="P20">}</text:p>
      <text:p text:style-name="P20"><text:span text:style-name="T16">auto</text:span> *msg = <text:span text:style-name="T16">new</text:span> msg_t({destroy, -<text:span text:style-name="T18">1</text:span>, id});</text:p>
      <text:p text:style-name="P20"><text:span text:style-name="T16">if</text:span> (res.first != <text:span text:style-name="T16">nullptr</text:span>) {</text:p>
      <text:p text:style-name="P20"><text:span text:style-name="T16">auto</text:span> *msg = <text:span text:style-name="T16">new</text:span> msg_t({destroy, res.first-&gt;_data, id});</text:p>
      <text:p text:style-name="P20">}</text:p>
      <text:p text:style-name="P20">msg_t reply = *msg;</text:p>
      <text:p text:style-name="P20">my_zmq::send_receive_wait(msg, reply, child.second);</text:p>
      <text:p text:style-name="P20"><text:span text:style-name="T16">if</text:span> (reply.action == success) {</text:p>
      <text:p text:style-name="P20">std::cout &lt;&lt; <text:span text:style-name="T17">"Node "</text:span> &lt;&lt; id &lt;&lt; <text:span text:style-name="T17">" was deleted"</text:span> &lt;&lt; std::endl;</text:p>
      <text:p text:style-name="P20">control_node-&gt;deleteSubtree(control_node-&gt;get_root(), id);</text:p>
      <text:p text:style-name="P20">control_node-&gt;print();</text:p>
      <text:p text:style-name="P20">} <text:span text:style-name="T16">else</text:span> {</text:p>
      <text:p text:style-name="P20">std::cout &lt;&lt; <text:span text:style-name="T17">"Parent is unavailable"</text:span> &lt;&lt; std::endl;</text:p>
      <text:p text:style-name="P20">}</text:p>
      <text:p text:style-name="P20">} <text:span text:style-name="T16">else</text:span> {</text:p>
      <text:p text:style-name="P20">std::cout &lt;&lt; <text:span text:style-name="T17">"what"</text:span>;</text:p>
      <text:p text:style-name="P20"><text:span text:style-name="T16">continue</text:span>;</text:p>
      <text:p text:style-name="P20">}</text:p>
      <text:p text:style-name="P20">}</text:p>
      <text:p text:style-name="P20">std::cout &lt;&lt; <text:span text:style-name="T17">"Out tree:"</text:span> &lt;&lt; std::endl;</text:p>
      <text:p text:style-name="P20">control_node-&gt;print();</text:p>
      <text:p text:style-name="P20"><text:span text:style-name="T16">auto</text:span> *msg = <text:span text:style-name="T16">new</text:span> msg_t({destroy, -<text:span text:style-name="T18">1</text:span>, control_node-&gt;get_root()-&gt;_data});</text:p>
      <text:p text:style-name="P20">msg_t reply = *msg;</text:p>
      <text:p text:style-name="P20">my_zmq::send_receive_wait(msg, reply, child.second);</text:p>
      <text:p text:style-name="P20">zmq_close(child.second);</text:p>
      <text:p text:style-name="P20">zmq_ctx_destroy(child.first);</text:p>
      <text:p text:style-name="P20"><text:span text:style-name="T16">return</text:span> <text:span text:style-name="T18">0</text:span>;</text:p>
      <text:p text:style-name="P20">}</text:p>
      <text:p text:style-name="P11"/>
      <text:p text:style-name="P40">Пример работы</text:p>
      <text:p text:style-name="P42">create 1 0</text:p>
      <text:p text:style-name="P42">0</text:p>
      <text:p text:style-name="P42"><text:s/>1</text:p>
      <text:p text:style-name="P42"/>
      <text:p text:style-name="P42">create 2 0</text:p>
      <text:p text:style-name="P42">0</text:p>
      <text:p text:style-name="P42"><text:s/>1</text:p>
      <text:p text:style-name="P42"><text:s/>2</text:p>
      <text:p text:style-name="P42"/>
      <text:p text:style-name="P42">create 3 0</text:p>
      <text:p text:style-name="P42">0</text:p>
      <text:p text:style-name="P42"><text:s/>1</text:p>
      <text:p text:style-name="P42"><text:s/>2</text:p>
      <text:p text:style-name="P42"><text:s/>3</text:p>
      <text:p text:style-name="P42"/>
      <text:p text:style-name="P42">create 4 1</text:p>
      <text:p text:style-name="P42">0</text:p>
      <text:p text:style-name="P42"><text:s/>1</text:p>
      <text:p text:style-name="P42"><text:s text:c="2"/>4</text:p>
      <text:p text:style-name="P42"><text:s/>2</text:p>
      <text:p text:style-name="P42"><text:soft-page-break/><text:s/>3</text:p>
      <text:p text:style-name="P42"/>
      <text:p text:style-name="P42">exec 4 abc bc</text:p>
      <text:p text:style-name="P42">first poze is 1</text:p>
      <text:p text:style-name="P42">exec 4 ab bc</text:p>
      <text:p text:style-name="P42">first poze is -1</text:p>
      <text:p text:style-name="P42">remove 1</text:p>
      <text:p text:style-name="P42">0</text:p>
      <text:p text:style-name="P42"><text:s/>2</text:p>
      <text:p text:style-name="P42"><text:s/>3</text:p>
      <text:p text:style-name="P42"/>
      <text:p text:style-name="P42">exec 1</text:p>
      <text:p text:style-name="P42">NO node!</text:p>
      <text:p text:style-name="P42">exec 4</text:p>
      <text:p text:style-name="P42">NO node!</text:p>
      <text:p text:style-name="P42">pingall</text:p>
      <text:p text:style-name="P42">OK: 1;4;</text:p>
      <text:p text:style-name="P42"/>
      <text:p text:style-name="P37">Вывод</text:p>
      <text:p text:style-name="P4"><text:span text:style-name="T1">Одним из главных препятствий в лабораторной работе было установить библиотеку </text:span><text:span text:style-name="T5">ZeroMQ, </text:span><text:span text:style-name="T6">однако эта трудность была преодолена. В итоге, я освоил быстрые сообщения ZeroMQ и взаимодействие клиент – сервер, в дальнейшем планирую применить эти навыки на работе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ndchess@gmail.com</meta:initial-creator>
    <meta:editing-cycles>10</meta:editing-cycles>
    <meta:creation-date>2023-12-25T11:52:00</meta:creation-date>
    <dc:date>2023-12-27T20:47:02.991285814</dc:date>
    <dc:language>en-US</dc:language>
    <meta:editing-duration>PT1H6M56S</meta:editing-duration>
    <meta:generator>LibreOffice/7.3.7.2$Linux_X86_64 LibreOffice_project/30$Build-2</meta:generator>
    <meta:document-statistic meta:table-count="0" meta:image-count="0" meta:object-count="0" meta:page-count="11" meta:paragraph-count="436" meta:word-count="1589" meta:character-count="11559" meta:non-whitespace-character-count="103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